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fo:font-size="18pt" fo:font-style="italic" style:text-underline-style="none" fo:font-weight="normal" officeooo:rsid="001be0d5" officeooo:paragraph-rsid="001be0d5" style:font-size-asian="15.75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text-properties style:font-name="Liberation Mono" fo:font-size="18pt" fo:font-style="italic" style:text-underline-style="none" fo:font-weight="normal" officeooo:rsid="001be1ff" officeooo:paragraph-rsid="001be1ff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text-properties style:font-name="Liberation Mono" fo:font-size="18pt" fo:font-style="italic" style:text-underline-style="none" fo:font-weight="normal" officeooo:rsid="001be1ff" officeooo:paragraph-rsid="001d1e3d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text-properties style:font-name="Liberation Mono" fo:font-size="18pt" fo:font-style="italic" style:text-underline-style="none" fo:font-weight="normal" officeooo:rsid="001be1ff" officeooo:paragraph-rsid="001d4883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text-properties style:font-name="Liberation Mono" fo:font-size="18pt" fo:font-style="italic" style:text-underline-style="none" fo:font-weight="normal" officeooo:rsid="001d1e3d" officeooo:paragraph-rsid="001d1e3d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text-properties style:font-name="Liberation Mono" fo:font-size="18pt" fo:font-style="italic" style:text-underline-style="none" fo:font-weight="normal" officeooo:rsid="001d1e3d" officeooo:paragraph-rsid="001d4883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text-properties style:font-name="Liberation Mono" fo:font-size="18pt" fo:font-style="italic" style:text-underline-style="none" fo:font-weight="normal" officeooo:rsid="001e274f" officeooo:paragraph-rsid="001e274f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text-properties style:font-name="Liberation Mono" fo:font-size="18pt" fo:font-style="italic" style:text-underline-style="none" fo:font-weight="normal" officeooo:rsid="001e99e9" officeooo:paragraph-rsid="001e99e9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text-properties style:font-name="Liberation Mono" fo:font-size="18pt" fo:font-style="italic" style:text-underline-style="none" fo:font-weight="normal" officeooo:rsid="001fda08" officeooo:paragraph-rsid="001fda08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style:font-name="Liberation Mono" fo:font-size="18pt" fo:font-style="italic" style:text-underline-style="none" fo:font-weight="normal" officeooo:rsid="0021a5d6" officeooo:paragraph-rsid="0021a5d6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text-properties style:font-name="Liberation Mono" fo:font-size="18pt" fo:font-style="italic" style:text-underline-style="none" fo:font-weight="normal" officeooo:rsid="00225933" officeooo:paragraph-rsid="00225933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text-properties style:font-name="Liberation Mono" fo:font-size="18pt" fo:font-style="italic" style:text-underline-style="none" fo:font-weight="normal" officeooo:rsid="0023a5d1" officeooo:paragraph-rsid="0023a5d1" style:font-size-asian="15.75pt" style:font-style-asian="italic" style:font-weight-asian="normal" style:font-size-complex="18pt" style:font-style-complex="italic" style:font-weight-complex="normal"/>
    </style:style>
    <style:style style:name="T1" style:family="text">
      <style:text-properties officeooo:rsid="001be1ff"/>
    </style:style>
    <style:style style:name="T2" style:family="text">
      <style:text-properties officeooo:rsid="001df010"/>
    </style:style>
    <style:style style:name="T3" style:family="text">
      <style:text-properties officeooo:rsid="001e274f"/>
    </style:style>
    <style:style style:name="T4" style:family="text">
      <style:text-properties officeooo:rsid="001d1e3d"/>
    </style:style>
    <style:style style:name="T5" style:family="text">
      <style:text-properties officeooo:rsid="001d4883"/>
    </style:style>
    <style:style style:name="T6" style:family="text">
      <style:text-properties officeooo:rsid="001fda08"/>
    </style:style>
    <style:style style:name="T7" style:family="text">
      <style:text-properties officeooo:rsid="0021a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is any kind of information that can be recorded.</text:p>
      <text:p text:style-name="P1"/>
      <text:p text:style-name="P1">Database(DB) is an organised collection of data.</text:p>
      <text:p text:style-name="P1"/>
      <text:p text:style-name="P1">Database Management System(DBMS):</text:p>
      <text:p text:style-name="P1"><text:s text:c="2"/>It is a software(set of programs) used to manage &amp; access DB.</text:p>
      <text:p text:style-name="P1"><text:s text:c="2"/>It has 2 types:</text:p>
      <text:p text:style-name="P1">1.RDBMS(relational):</text:p>
      <text:p text:style-name="P1"><text:s text:c="3"/>stores data in tables with relationships in b/w.</text:p>
      <text:p text:style-name="P1"><text:s text:c="3"/>Its examples are MySQL, PostgreSQL, Microsoft SQL Server, Oracle, SQLite.</text:p>
      <text:p text:style-name="P1">2.NoSQL DBMS</text:p>
      <text:p text:style-name="P1"><text:s text:c="3"/><text:span text:style-name="T1">stores data in flexible yet unstructured or semi-structured form.</text:span></text:p>
      <text:p text:style-name="P1"><text:s text:c="3"/><text:span text:style-name="T1">Its examples are MongoDB and Cassandra.</text:span></text:p>
      <text:p text:style-name="P1"/>
      <text:p text:style-name="P2">Data redundancy means presence of same data in multiple locations within a system.</text:p>
      <text:p text:style-name="P2"/>
      <text:p text:style-name="P2">Data integrity means <text:span text:style-name="T2">accuracy, consistency &amp; </text:span>completeness of data without any malware or modifications <text:span text:style-name="T3">&amp; also differentiating b/w data types.</text:span></text:p>
      <text:p text:style-name="P2"/>
      <text:p text:style-name="P2">Scalabilty means capability to maintain efficiency &amp; performance when workload increases.</text:p>
      <text:p text:style-name="P2"/>
      <text:p text:style-name="P3"><text:soft-page-break/><text:span text:style-name="T4">Concurrency means accessing same data at same time from multiple devices or through multiple users.</text:span></text:p>
      <text:p text:style-name="P3"><text:span text:style-name="T4">File-based system:</text:span></text:p>
      <text:p text:style-name="P3"><text:span text:style-name="T5">1.</text:span><text:span text:style-name="T4">Data is stored in individual files, with hierarchical structure of folders.</text:span></text:p>
      <text:p text:style-name="P3"><text:span text:style-name="T5">2.</text:span><text:span text:style-name="T4">High data redundancy.</text:span></text:p>
      <text:p text:style-name="P3"><text:span text:style-name="T5">3.</text:span><text:span text:style-name="T4">Low data integrity </text:span><text:span text:style-name="T5">&amp; scalability.</text:span></text:p>
      <text:p text:style-name="P3"><text:span text:style-name="T5">4.</text:span><text:span text:style-name="T4">Data access is done through application specific programs.So, is less flexible.</text:span></text:p>
      <text:p text:style-name="P4"><text:span text:style-name="T5">5.</text:span><text:span text:style-name="T4">Limited concurrency </text:span><text:span text:style-name="T5">but Simple back-up procedure.</text:span></text:p>
      <text:p text:style-name="P3"><text:span text:style-name="T5">6.</text:span><text:span text:style-name="T4">Less secure than DBMS </text:span><text:span text:style-name="T5">but cheap.</text:span></text:p>
      <text:p text:style-name="P4"><text:span text:style-name="T5">7.It has low or No requirements for design.</text:span></text:p>
      <text:p text:style-name="P4"><text:span text:style-name="T5">8.Data is isolated.</text:span></text:p>
      <text:p text:style-name="P3"/>
      <text:p text:style-name="P5">DBMS:</text:p>
      <text:p text:style-name="P5"><text:span text:style-name="T5">1.</text:span>Data is stored in tables in structured and refined form.</text:p>
      <text:p text:style-name="P5"><text:span text:style-name="T5">2.</text:span>Low data redundancy.</text:p>
      <text:p text:style-name="P5"><text:span text:style-name="T5">3.</text:span>High data integrity <text:span text:style-name="T5">&amp; scalability.</text:span></text:p>
      <text:p text:style-name="P5"><text:span text:style-name="T5">4.</text:span>Data access is done through database language.So , is more flexible.</text:p>
      <text:p text:style-name="P5"><text:span text:style-name="T5">5.</text:span>High concurrency <text:span text:style-name="T5">but complex back-up procedure.</text:span></text:p>
      <text:p text:style-name="P5"><text:span text:style-name="T5">6.</text:span>More secure <text:span text:style-name="T5">but expensive.</text:span></text:p>
      <text:p text:style-name="P5"><text:span text:style-name="T5">7.Designing is important.</text:span></text:p>
      <text:p text:style-name="P6"><text:span text:style-name="T5">8.Data is shared.</text:span></text:p>
      <text:p text:style-name="P6"/>
      <text:p text:style-name="P7">Data persistency means that if data is not removed permanently, it will remain in DBMS.</text:p>
      <text:p text:style-name="P7"/>
      <text:p text:style-name="P7"><text:soft-page-break/>In DBMS, if you are working(modifying) on a data then you need a place to store that data locally. </text:p>
      <text:p text:style-name="P6"/>
      <text:p text:style-name="P8">In DBMS, data is integrated means if user a makes some modification in data then user b will also see that modified data.</text:p>
      <text:p text:style-name="P8"/>
      <text:p text:style-name="P8">DBMS has 4 major components:</text:p>
      <text:p text:style-name="P8">1.Data</text:p>
      <text:p text:style-name="P8">2.Hardware – <text:span text:style-name="T6">servers, storage devices, networking components and I/O devices.</text:span></text:p>
      <text:p text:style-name="P9">3.Software</text:p>
      <text:p text:style-name="P9">4.Users – <text:span text:style-name="T7">application programmers, end users, and database administrator(DBA)</text:span></text:p>
      <text:p text:style-name="P9"/>
      <text:p text:style-name="P10">DA is professional responsible for overall management of an organization`s data assets.</text:p>
      <text:p text:style-name="P10"/>
      <text:p text:style-name="P11">DBA is a professional responsible for managing, securing &amp; maintaining a DBMS.</text:p>
      <text:p text:style-name="P11"/>
      <text:p text:style-name="P12">Metadata is data that gives information about other data.</text:p>
      <text:p text:style-name="P12"/>
      <text:p text:style-name="P12">Metadata is stored in data dictionary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22:17:40.399121630</meta:creation-date>
    <dc:date>2025-08-19T01:03:46.622904437</dc:date>
    <meta:editing-duration>PT3M28S</meta:editing-duration>
    <meta:editing-cycles>1</meta:editing-cycles>
    <meta:generator>LibreOffice/24.8.7.2$Linux_X86_64 LibreOffice_project/480$Build-2</meta:generator>
    <meta:document-statistic meta:table-count="0" meta:image-count="0" meta:object-count="0" meta:page-count="3" meta:paragraph-count="45" meta:word-count="352" meta:character-count="2350" meta:non-whitespace-character-count="2024"/>
  </office:meta>
</office:document-meta>
</file>